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219a73"/>
    </style:style>
    <style:style style:name="P3" style:family="paragraph" style:parent-style-name="Text_20_body">
      <style:text-properties officeooo:paragraph-rsid="0023c5dc"/>
    </style:style>
    <style:style style:name="P4" style:family="paragraph" style:parent-style-name="Text_20_body">
      <style:text-properties officeooo:paragraph-rsid="00270606"/>
    </style:style>
    <style:style style:name="P5" style:family="paragraph" style:parent-style-name="Text_20_body">
      <style:text-properties officeooo:paragraph-rsid="00289c61"/>
    </style:style>
    <style:style style:name="P6" style:family="paragraph" style:parent-style-name="Text_20_body">
      <style:text-properties officeooo:paragraph-rsid="002a259f"/>
    </style:style>
    <style:style style:name="P7" style:family="paragraph" style:parent-style-name="Text_20_body">
      <style:text-properties officeooo:paragraph-rsid="002d9ff8"/>
    </style:style>
    <style:style style:name="P8" style:family="paragraph" style:parent-style-name="Standard">
      <style:paragraph-properties fo:margin-left="0.635cm" fo:margin-right="0cm" fo:text-align="justify" style:justify-single-word="false" fo:text-indent="0cm" style:auto-text-indent="false" style:writing-mode="lr-tb"/>
      <style:text-properties fo:font-size="14pt" fo:font-weight="normal" style:font-size-asian="14pt" style:font-weight-asian="normal" style:font-size-complex="14pt" style:font-weight-complex="normal"/>
    </style:style>
    <style:style style:name="P9" style:family="paragraph" style:parent-style-name="Heading_20_1">
      <style:paragraph-properties fo:text-align="start" style:justify-single-word="false"/>
    </style:style>
    <style:style style:name="P10" style:family="paragraph" style:parent-style-name="Heading_20_1">
      <style:text-properties officeooo:paragraph-rsid="00270606"/>
    </style:style>
    <style:style style:name="P11" style:family="paragraph" style:parent-style-name="Heading_20_1">
      <style:text-properties officeooo:paragraph-rsid="002c0feb"/>
    </style:style>
    <style:style style:name="P12" style:family="paragraph" style:parent-style-name="Heading_20_1">
      <style:text-properties officeooo:paragraph-rsid="0030fa52"/>
    </style:style>
    <style:style style:name="P13" style:family="paragraph" style:parent-style-name="Heading_20_1">
      <style:text-properties fo:font-size="18.2000007629395pt" officeooo:paragraph-rsid="0033792f" style:font-size-asian="18.2000007629395pt" style:font-size-complex="18.2000007629395pt"/>
    </style:style>
    <style:style style:name="P14" style:family="paragraph" style:parent-style-name="List_20_Paragraph" style:list-style-name="WWNum2">
      <style:paragraph-properties fo:text-align="justify" style:justify-single-word="false" style:writing-mode="lr-tb"/>
    </style:style>
    <style:style style:name="P15" style:family="paragraph" style:parent-style-name="List_20_Paragraph" style:list-style-name="WWNum4">
      <style:paragraph-properties fo:text-align="justify" style:justify-single-word="false" style:writing-mode="lr-tb"/>
    </style:style>
    <style:style style:name="P16" style:family="paragraph" style:parent-style-name="List_20_Paragraph" style:list-style-name="WWNum3">
      <style:paragraph-properties fo:text-align="justify" style:justify-single-word="false" style:writing-mode="lr-tb"/>
    </style:style>
    <style:style style:name="P17" style:family="paragraph" style:parent-style-name="List_20_Paragraph" style:list-style-name="WWNum3">
      <style:paragraph-properties fo:text-align="justify" style:justify-single-word="false" style:writing-mode="lr-tb"/>
      <style:text-properties fo:font-weight="normal" style:font-weight-asian="normal" style:font-weight-complex="normal"/>
    </style:style>
    <style:style style:name="P18" style:family="paragraph" style:parent-style-name="List_20_Paragraph" style:list-style-name="WWNum4">
      <style:paragraph-properties fo:text-align="justify" style:justify-single-word="false" style:writing-mode="lr-tb"/>
      <style:text-properties fo:font-weight="normal" style:font-weight-asian="normal" style:font-weight-complex="normal"/>
    </style:style>
    <style:style style:name="P19" style:family="paragraph" style:parent-style-name="List_20_Paragraph" style:list-style-name="WWNum3">
      <style:paragraph-properties fo:text-align="justify" style:justify-single-word="false" style:writing-mode="lr-tb"/>
      <style:text-properties fo:color="#262626" style:font-name="Arial" fo:font-size="14pt" fo:font-weight="normal" fo:background-color="#ffffff" style:font-size-asian="14pt" style:font-weight-asian="normal" style:font-name-complex="Arial1" style:font-size-complex="14pt" style:font-weight-complex="normal"/>
    </style:style>
    <style:style style:name="P20" style:family="paragraph" style:parent-style-name="Text_20_body" style:master-page-name="Standard">
      <style:paragraph-properties style:page-number="auto">
        <style:drop-cap style:lines="3"/>
      </style:paragraph-properties>
    </style:style>
    <style:style style:name="P21" style:family="paragraph" style:parent-style-name="Text_20_body">
      <style:text-properties officeooo:paragraph-rsid="0030a258"/>
    </style:style>
    <style:style style:name="P22" style:family="paragraph" style:parent-style-name="Text_20_body">
      <style:text-properties officeooo:paragraph-rsid="0030fa52"/>
    </style:style>
    <style:style style:name="P23" style:family="paragraph" style:parent-style-name="Text_20_body">
      <style:text-properties officeooo:paragraph-rsid="003442e4"/>
    </style:style>
    <style:style style:name="P24" style:family="paragraph" style:parent-style-name="Text_20_body">
      <style:text-properties officeooo:paragraph-rsid="0036f1a4"/>
    </style:style>
    <style:style style:name="T1" style:family="text">
      <style:text-properties fo:color="#ff0000" fo:font-size="18pt" style:font-size-asian="18pt" style:font-size-complex="18pt"/>
    </style:style>
    <style:style style:name="T2" style:family="text">
      <style:text-properties fo:color="#ff0000" fo:font-size="18pt" officeooo:rsid="001ea9d3" style:font-size-asian="18pt" style:font-size-complex="18pt"/>
    </style:style>
    <style:style style:name="T3" style:family="text">
      <style:text-properties fo:color="#ff0000" fo:font-size="18pt" officeooo:rsid="001ea9d3" style:font-size-asian="18pt" style:font-name-complex="Arial1" style:font-size-complex="18pt"/>
    </style:style>
    <style:style style:name="T4" style:family="text">
      <style:text-properties fo:color="#ff0000" style:font-name="Arial" fo:font-size="14pt" fo:background-color="#ffffff" loext:char-shading-value="0" style:font-size-asian="14pt" style:font-name-complex="Arial1" style:font-size-complex="14pt"/>
    </style:style>
    <style:style style:name="T5" style:family="text">
      <style:text-properties fo:color="#ff0000" style:font-name="Arial" fo:font-size="14pt" fo:font-weight="normal" fo:background-color="#ffffff" loext:char-shading-value="0" style:font-size-asian="14pt" style:font-weight-asian="normal" style:font-name-complex="Arial1" style:font-size-complex="14pt" style:font-weight-complex="normal"/>
    </style:style>
    <style:style style:name="T6" style:family="text">
      <style:text-properties fo:color="#ff0000" fo:font-size="14pt" fo:font-weight="normal" style:font-size-asian="14pt" style:font-weight-asian="normal" style:font-size-complex="14pt" style:font-weight-complex="normal"/>
    </style:style>
    <style:style style:name="T7" style:family="text">
      <style:text-properties fo:color="#000000" fo:font-size="14pt" style:font-size-asian="14pt" style:font-size-complex="14pt"/>
    </style:style>
    <style:style style:name="T8" style:family="text">
      <style:text-properties fo:color="#000000" fo:font-size="14pt" officeooo:rsid="001ea9d3" style:font-size-asian="14pt" style:font-size-complex="14pt"/>
    </style:style>
    <style:style style:name="T9" style:family="text">
      <style:text-properties fo:font-size="14pt" style:font-size-asian="14pt" style:font-size-complex="14pt"/>
    </style:style>
    <style:style style:name="T10" style:family="text">
      <style:text-properties fo:font-size="14pt" officeooo:rsid="001ea9d3" style:font-size-asian="14pt" style:font-size-complex="14pt"/>
    </style:style>
    <style:style style:name="T11" style:family="text">
      <style:text-properties fo:font-size="14pt" officeooo:rsid="001f650f" style:font-size-asian="14pt" style:font-size-complex="14pt"/>
    </style:style>
    <style:style style:name="T12" style:family="text">
      <style:text-properties fo:font-size="14pt" style:font-size-asian="14pt" style:font-name-complex="Arial1" style:font-size-complex="14pt"/>
    </style:style>
    <style:style style:name="T13" style:family="text">
      <style:text-properties fo:font-size="14pt" fo:font-weight="normal" style:font-size-asian="14pt" style:font-weight-asian="normal" style:font-size-complex="14pt" style:font-weight-complex="normal"/>
    </style:style>
    <style:style style:name="T14" style:family="text">
      <style:text-properties fo:font-size="14pt" fo:font-weight="normal" officeooo:rsid="00219a73" style:font-size-asian="14pt" style:font-weight-asian="normal" style:font-size-complex="14pt" style:font-weight-complex="normal"/>
    </style:style>
    <style:style style:name="T15" style:family="text">
      <style:text-properties fo:font-size="14pt" fo:font-weight="normal" officeooo:rsid="0023c5dc" style:font-size-asian="14pt" style:font-weight-asian="normal" style:font-size-complex="14pt" style:font-weight-complex="normal"/>
    </style:style>
    <style:style style:name="T16" style:family="text">
      <style:text-properties fo:font-size="14pt" fo:font-weight="normal" officeooo:rsid="00246ce4" style:font-size-asian="14pt" style:font-weight-asian="normal" style:font-size-complex="14pt" style:font-weight-complex="normal"/>
    </style:style>
    <style:style style:name="T17" style:family="text">
      <style:text-properties fo:font-size="14pt" fo:font-weight="normal" officeooo:rsid="0024b9f8" style:font-size-asian="14pt" style:font-weight-asian="normal" style:font-size-complex="14pt" style:font-weight-complex="normal"/>
    </style:style>
    <style:style style:name="T18" style:family="text">
      <style:text-properties fo:font-size="14pt" fo:font-weight="normal" officeooo:rsid="00270606" style:font-size-asian="14pt" style:font-weight-asian="normal" style:font-size-complex="14pt" style:font-weight-complex="normal"/>
    </style:style>
    <style:style style:name="T19" style:family="text">
      <style:text-properties fo:font-size="14pt" fo:font-weight="normal" officeooo:rsid="00289c61" style:font-size-asian="14pt" style:font-weight-asian="normal" style:font-size-complex="14pt" style:font-weight-complex="normal"/>
    </style:style>
    <style:style style:name="T20" style:family="text">
      <style:text-properties fo:font-size="14pt" fo:font-weight="normal" officeooo:rsid="002a0b15" style:font-size-asian="14pt" style:font-weight-asian="normal" style:font-size-complex="14pt" style:font-weight-complex="normal"/>
    </style:style>
    <style:style style:name="T21" style:family="text">
      <style:text-properties fo:font-size="14pt" fo:font-weight="normal" officeooo:rsid="002a259f" style:font-size-asian="14pt" style:font-weight-asian="normal" style:font-size-complex="14pt" style:font-weight-complex="normal"/>
    </style:style>
    <style:style style:name="T22" style:family="text">
      <style:text-properties fo:font-size="14pt" fo:font-weight="normal" officeooo:rsid="002d9ff8" style:font-size-asian="14pt" style:font-weight-asian="normal" style:font-size-complex="14pt" style:font-weight-complex="normal"/>
    </style:style>
    <style:style style:name="T23" style:family="text">
      <style:text-properties fo:font-size="14pt" fo:font-weight="normal" officeooo:rsid="0030a258" style:font-size-asian="14pt" style:font-weight-asian="normal" style:font-size-complex="14pt" style:font-weight-complex="normal"/>
    </style:style>
    <style:style style:name="T24" style:family="text">
      <style:text-properties fo:font-size="14pt" fo:font-weight="normal" officeooo:rsid="0030fa52" style:font-size-asian="14pt" style:font-weight-asian="normal" style:font-size-complex="14pt" style:font-weight-complex="normal"/>
    </style:style>
    <style:style style:name="T25" style:family="text">
      <style:text-properties fo:font-size="14pt" fo:font-weight="normal" officeooo:rsid="0036f1a4" style:font-size-asian="14pt" style:font-weight-asian="normal" style:font-size-complex="14pt" style:font-weight-complex="normal"/>
    </style:style>
    <style:style style:name="T26" style:family="text">
      <style:text-properties fo:font-size="14pt" fo:font-weight="normal" officeooo:rsid="0037dbeb" style:font-size-asian="14pt" style:font-weight-asian="normal" style:font-size-complex="14pt" style:font-weight-complex="normal"/>
    </style:style>
    <style:style style:name="T27" style:family="text">
      <style:text-properties fo:color="#262626" style:font-name="Arial" fo:font-size="14pt" fo:background-color="#ffffff" loext:char-shading-value="0" style:font-size-asian="14pt" style:font-name-complex="Arial1" style:font-size-complex="14pt"/>
    </style:style>
    <style:style style:name="T28" style:family="text">
      <style:text-properties fo:color="#262626" style:font-name="Arial" fo:font-size="14pt" fo:font-weight="normal" fo:background-color="#ffffff" loext:char-shading-value="0" style:font-size-asian="14pt" style:font-weight-asian="normal" style:font-name-complex="Arial1" style:font-size-complex="14pt" style:font-weight-complex="normal"/>
    </style:style>
    <style:style style:name="T29" style:family="text">
      <style:text-properties officeooo:rsid="00219a73"/>
    </style:style>
    <style:style style:name="T30" style:family="text">
      <style:text-properties officeooo:rsid="00270606"/>
    </style:style>
    <style:style style:name="T31" style:family="text">
      <style:text-properties officeooo:rsid="002c0feb"/>
    </style:style>
    <style:style style:name="T32" style:family="text">
      <style:text-properties officeooo:rsid="002d9ff8"/>
    </style:style>
    <style:style style:name="T33" style:family="text">
      <style:text-properties fo:font-weight="normal" style:font-weight-asian="normal" style:font-weight-complex="normal"/>
    </style:style>
    <style:style style:name="T34" style:family="text">
      <style:text-properties fo:font-weight="normal" officeooo:rsid="0030a258" style:font-weight-asian="normal" style:font-weight-complex="normal"/>
    </style:style>
    <style:style style:name="T35" style:family="text">
      <style:text-properties officeooo:rsid="0030fa52"/>
    </style:style>
    <style:style style:name="T36" style:family="text">
      <style:text-properties style:font-name-complex="Arial1"/>
    </style:style>
    <style:style style:name="T37" style:family="text">
      <style:text-properties officeooo:rsid="00354eb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1">No one should </text:span><text:span text:style-name="T2">bleed to death</text:span><text:span text:style-name="T3">. </text:span><text:span text:style-name="T8">T</text:span><text:span text:style-name="T7">his is the main goal of </text:span><text:span text:style-name="T8">Gaza's stop-bleeding campaign. T</text:span><text:span text:style-name="T7">he produc</text:span><text:span text:style-name="T8">tion of </text:span><text:span text:style-name="T7">3D</text:span><text:span text:style-name="T8">-</text:span><text:span text:style-name="T7">printed </text:span><text:span text:style-name="T8">and injection-molded </text:span><text:span text:style-name="T7">tourniquet</text:span><text:span text:style-name="T8">s in Gaza will ensure that tourniquets are available to all providers when needed, regardless of the blockade or other political factors.</text:span></text:p>
      <text:p text:style-name="Text_20_body">This research study seeks to confirm with research that the tourniquets used in Gaza for the past two years are at least equal in efficacy to premium brand tourniquets, including the Combat Application Tourniquet (CAT) commonly used by military forces around the world.</text:p>
      <text:h text:style-name="P9" text:outline-level="1">Defining the problem</text:h>
      <text:p text:style-name="Text_20_body"><text:span text:style-name="T10">U</text:span><text:span text:style-name="T9">ncontrolled acute arterial bleeding (e.g., </text:span><text:span text:style-name="T11">from </text:span><text:span text:style-name="T9">a femoral artery) can kill </text:span><text:span text:style-name="T11">a </text:span><text:span text:style-name="T9">person in less than 5 minutes.‏‏ Most</text:span><text:span text:style-name="T11"> </text:span><text:span text:style-name="T9">deaths </text:span><text:span text:style-name="T11">by exsanguination </text:span><text:span text:style-name="T9">are due to the inability of the injured person </text:span><text:span text:style-name="T11">or bystanders t</text:span><text:span text:style-name="T9">o provide first aid <text:s/>pending professional assistance.</text:span></text:p>
      <text:p text:style-name="P2">Traditional methods of bleeding control f<text:span text:style-name="T29">or</text:span> life-threatening external bleeding make use of the tourniquet as a last <text:span text:style-name="T29">resort </text:span>rather than <text:span text:style-name="T29">the </text:span>first <text:span text:style-name="T29">choice. T</text:span>his can <text:span text:style-name="T29">lead to the loss </text:span>of a <text:span text:style-name="T29">a life-threatening or even fatal </text:span>amount of blood.</text:p>
      <text:p text:style-name="P3"><text:span text:style-name="T13">The use of simple tools such as tourniquet in the first seconds of acute bleeding from limb injuries </text:span><text:span text:style-name="T15">has been shown to have a six-fold reduction in </text:span><text:span text:style-name="T14">exsanguination-related </text:span><text:span text:style-name="T13">mortality </text:span><text:span text:style-name="T14">as well as significant </text:span><text:span text:style-name="T15">decreases in exsanguination-related </text:span><text:span text:style-name="T14">morbidity. This is</text:span><text:span text:style-name="T13"> confirmed by </text:span><text:span text:style-name="T14">several </text:span><text:span text:style-name="T13">studies and </text:span><text:span text:style-name="T14">the </text:span><text:span text:style-name="T13">practical experience of military doctors </text:span><text:span text:style-name="T14">treating </text:span><text:span text:style-name="T13">wounded soldiers </text:span><text:span text:style-name="T14">o</text:span><text:span text:style-name="T13">n the battlefield.</text:span></text:p>
      <text:p text:style-name="P3"><text:span text:style-name="T13">These studies </text:span><text:span text:style-name="T15">also </text:span><text:span text:style-name="T16">demonstrated </text:span><text:span text:style-name="T13">that concerns about the medical complications of the tourniquet application are unfounded, as </text:span><text:span text:style-name="T15">affected </text:span><text:span text:style-name="T13">limbs can withstand complete cessation of blood perfusion for two hours without complications. </text:span><text:span text:style-name="T15">Th</text:span><text:span text:style-name="T13">is </text:span><text:span text:style-name="T15">is </text:span><text:span text:style-name="T13">confirmed by the use of tourniquets by orthopedic and plastic surgeons to stop </text:span><text:span text:style-name="T17">limb </text:span><text:span text:style-name="T13">perfusion </text:span><text:span text:style-name="T17">intraoperatively </text:span><text:span text:style-name="T13">without significant complications. This time is more than </text:span><text:soft-page-break/><text:span text:style-name="T13">enough to transport the patient to the nearest specialized hospital under normal conditions.</text:span></text:p>
      <text:h text:style-name="P10" text:outline-level="1">International experiences </text:h>
      <text:p text:style-name="P4">In 2015, widespread mass shootings and <text:span text:style-name="T30">bombings</text:span> <text:span text:style-name="T30">in</text:span> the United States <text:span text:style-name="T30">and elsewhere led to the </text:span>launch <text:span text:style-name="T30">of the first </text:span>national stop bleeding campaign <text:span text:style-name="T30">in the United States. This initiative </text:span>aimed at training the community <text:span text:style-name="T30">to</text:span> deal with life-threatening bleeding.</text:p>
      <text:p text:style-name="P5"><text:span text:style-name="T13">The American College of Surge</text:span><text:bookmark text:name="_GoBack"/><text:span text:style-name="T13">ons </text:span><text:span text:style-name="T19">(ACS) </text:span><text:span text:style-name="T13">adopted the task of preparing the national campaign's training program. </text:span><text:span text:style-name="T18">This </text:span><text:span text:style-name="T13">program relie</text:span><text:span text:style-name="T18">s</text:span><text:span text:style-name="T13"> on the use of auxiliary tools to stop bleeding quickly and effectively, such as tourniquet</text:span><text:span text:style-name="T19">s</text:span><text:span text:style-name="T13"> and quick clot gauze.</text:span></text:p>
      <text:p text:style-name="P6"><text:span text:style-name="T13">The </text:span><text:span text:style-name="T19">ACS</text:span><text:span text:style-name="T13"> adopted </text:span><text:span text:style-name="T19">the Combat Application Tourniquet (CAT) </text:span><text:span text:style-name="T13">as a key tool to stopping life-threatening bleeding from the limbs </text:span><text:span text:style-name="T20">because of its</text:span><text:span text:style-name="T13"> ease and speed of use. </text:span><text:span text:style-name="T21">The </text:span><text:span text:style-name="T13">CAT is certified and licensed by the U.S. Food and Drug Administration (FDA) as a medical </text:span><text:span text:style-name="T21">device</text:span><text:span text:style-name="T13">.</text:span></text:p>
      <text:h text:style-name="P11" text:outline-level="1">Application in Gaza</text:h>
      <text:p text:style-name="P7">After learning <text:span text:style-name="T31">from </text:span>the American experience, <text:span text:style-name="T32">medical authorities in Gaza</text:span> realized the importance of transferring this experience <text:span text:style-name="T32">to the local context. A joint governmental-academic venture </text:span>start<text:span text:style-name="T32">ed</text:span> training the local community on how to deal with massive external bleeding, especially as this community is exposed to <text:span text:style-name="T32">regular </text:span>attacks <text:span text:style-name="T32">from Israeli forces. Some of these attacks </text:span>use weapons that lead to serious injuries, especially In the limbs, <text:span text:style-name="T32">that</text:span> require rapid interventions to stop life-threatening bleeding.</text:p>
      <text:p text:style-name="P21"><text:span text:style-name="T13">Some emergency </text:span><text:span text:style-name="T22">medicine and disaster </text:span><text:span text:style-name="T13">experts in Gaza wanted to establish a similar program and launch a national campaign or initiative to train </text:span><text:span text:style-name="T23">the provider and lay </text:span><text:span text:style-name="T13">communit</text:span><text:span text:style-name="T23">ies</text:span><text:span text:style-name="T13"> in techniques to stop deadly bleeding in quick and effective ways. The team tried to import </text:span><text:span text:style-name="T23">the </text:span><text:span text:style-name="T13">CAT from abroad, but </text:span><text:span text:style-name="T23">Israeli </text:span><text:span text:style-name="T13">authorities refused to </text:span><text:span text:style-name="T23">permit entry of the devices into Gaza. T</text:span><text:span text:style-name="T13">his led the team to make all efforts to produce </text:span><text:span text:style-name="T23">tourniquets</text:span><text:span text:style-name="T13"> locally to </text:span><text:span text:style-name="T23">bypass t</text:span><text:span text:style-name="T13">his challenge.</text:span></text:p>
      <text:p text:style-name="P21"><text:soft-page-break/><text:span text:style-name="T23">E</text:span><text:span text:style-name="T13">xperts </text:span><text:span text:style-name="T23">in medicine and engineering were </text:span><text:span text:style-name="T13">consulted about producing and manufacturing a </text:span><text:span text:style-name="T23">tourniquet that functions as well as the </text:span><text:span text:style-name="T13">CAT</text:span><text:span text:style-name="T33"> </text:span><text:span text:style-name="T34">using locally available </text:span><text:span text:style-name="T13">resources. </text:span><text:span text:style-name="T23">Using 3D printing and other manufacturing techniques, a usable prototype tourniquet was created.</text:span></text:p>
      <text:h text:style-name="P12" text:outline-level="1">Great March of Return 2018</text:h>
      <text:p text:style-name="P22">With the start of the Great <text:span text:style-name="T35">M</text:span>arch of Return in 2018, <text:span text:style-name="T35">health care providers observed </text:span>the targeting of protesters <text:span text:style-name="T35">i</text:span>n the lower and upper extremities by <text:span text:style-name="T35">Israeli </text:span>soldiers, which often led to severe and life-threatening bleeding. <text:span text:style-name="T35">This made more </text:span>urgent <text:span text:style-name="T35">the </text:span>need to train ambulance crews and volunteers to stop <text:span text:style-name="T35">exsanguination and bleeding-related mortality and morbidity </text:span>in an effective way.</text:p>
      <text:p text:style-name="P22"><text:span text:style-name="T24">Param</text:span><text:span text:style-name="T13">edics and first responders resorted to rudimentary methods using available resources to make improvised tourniquets. </text:span><text:span text:style-name="T24">Unfortunately, these improvised tourniquets are </text:span><text:span text:style-name="T13">not </text:span><text:span text:style-name="T24">always </text:span><text:span text:style-name="T13">effective. </text:span><text:span text:style-name="T24">T</text:span><text:span text:style-name="T13">his </text:span><text:span text:style-name="T24">forced the accelerated development and </text:span><text:span text:style-name="T13">production of 3</text:span><text:span text:style-name="T24">D</text:span><text:span text:style-name="T13"> printed tourniquets.</text:span></text:p>
      <text:p text:style-name="P22"><text:span text:style-name="T13">The </text:span><text:span text:style-name="T24">engineering team managed to produce tourniquets for field use and </text:span><text:span text:style-name="T13">conducted tests on quality, </text:span><text:span text:style-name="T24">strength </text:span><text:span text:style-name="T13">and durability of the tourniquet</text:span><text:span text:style-name="T24">'s</text:span><text:span text:style-name="T13"> components. </text:span><text:span text:style-name="T24">Parts that failed were redesigned</text:span><text:span text:style-name="T13"> to avoid </text:span><text:span text:style-name="T24">observed </text:span><text:span text:style-name="T13">weaknesses in the </text:span><text:span text:style-name="T24">previous </text:span><text:span text:style-name="T13">versions.</text:span></text:p>
      <text:h text:style-name="P13" text:outline-level="1">Training and testing on trainees and volunteers</text:h>
      <text:p text:style-name="P23">Groups of medics and volunteers who are <text:span text:style-name="T37">involved in field rescues of injured victims in the </text:span>GMR <text:span text:style-name="T37">were </text:span>trained on how to stop life-threatening bleeding in different ways, the most important of which is the use of the 3D printed tourniquets.</text:p>
      <text:p text:style-name="P24"><text:span text:style-name="T13">During the training, we tested the ability of 3D printed tourniquets to stop the circulation, confirmed by using </text:span><text:span text:style-name="T25">a </text:span><text:span text:style-name="T13">pulse oximeter to check the blood oxygen concentration in the </text:span><text:span text:style-name="T25">distal limb </text:span><text:span text:style-name="T13">before and after the placement of 3D printed tourniquets, which proved the ability of the tool to completely stop the perfusion in the tested limb.</text:span></text:p>
      <text:h text:style-name="Heading_20_1" text:outline-level="1"><text:soft-page-break/>Literature supporting tourniquet use</text:h>
      <text:p text:style-name="P24"><text:span text:style-name="T13">Studies </text:span><text:span text:style-name="T25">and</text:span><text:span text:style-name="T13"> research emphasize the importance of using tourniquet</text:span><text:span text:style-name="T26">s</text:span><text:span text:style-name="T13"> as an essential option to stop life-threatening bleeding</text:span><text:span text:style-name="T28">:</text:span></text:p>
      <text:list xml:id="list3117855283" text:style-name="WWNum2">
        <text:list-item>
          <text:p text:style-name="P14"><text:a xlink:type="simple" xlink:href="http://www.combattourniquet.com/" text:style-name="ListLabel_20_10" text:visited-style-name="ListLabel_20_10"><text:span text:style-name="Internet_20_link"><text:span text:style-name="T13">http://www.combattourniquet.com/</text:span></text:span></text:a></text:p>
        </text:list-item>
      </text:list>
      <text:list xml:id="list2294334595" text:style-name="WWNum3">
        <text:list-item>
          <text:p text:style-name="P16"><text:span text:style-name="T28">Since its combat introduction by the U.S. Army in 2005, the Combat Application Tourniquet® (CAT)– </text:span><text:span text:style-name="T5">a true one-handed tourniquet – has decreased the mortality rate due to extreme exsanguination by 85%. The U.S. Army Institute of Research deemed it to be 100% effective.</text:span></text:p>
        </text:list-item>
      </text:list>
      <text:list xml:id="list225909814816648" text:continue-list="list3117855283" text:style-name="WWNum2">
        <text:list-item>
          <text:p text:style-name="P14"><text:a xlink:type="simple" xlink:href="https://www.bleedingcontrol.org/" text:style-name="ListLabel_20_10" text:visited-style-name="ListLabel_20_10"><text:span text:style-name="Internet_20_link"><text:span text:style-name="T13">https://www.bleedingcontrol.org</text:span></text:span></text:a></text:p>
        </text:list-item>
      </text:list>
      <text:list xml:id="list225910371477499" text:continue-list="list2294334595" text:style-name="WWNum3">
        <text:list-item>
          <text:p text:style-name="P19">BleedingControl.org is an initiative of the American College of Surgeons and the Hartford Consensus and contains diagrams, news, videos, and other resources contributed by a variety of other private and nonprofit partners to help prepare you in the event you are witness to one of these unspeakable events</text:p>
        </text:list-item>
        <text:list-item>
          <text:p text:style-name="P17"><text:span text:style-name="T27">Massive bleeding from any cause, but particularly from an active shooter or explosive event where a response is delayed can result in death. </text:span><text:span text:style-name="T4">Similar to how the general public learns and performs CPR, the public must learn proper bleeding control techniques, including how to use their hands, dressings, and tourniquets.</text:span><text:span text:style-name="T27"> Victims can quickly die from uncontrolled bleeding, within five to 10 minutes.</text:span></text:p>
        </text:list-item>
      </text:list>
      <text:list xml:id="list225910868839373" text:continue-list="list225909814816648" text:style-name="WWNum2">
        <text:list-item>
          <text:p text:style-name="P14"><text:a xlink:type="simple" xlink:href="https://www.bleedingcontrol.org/-/media/bleedingcontrol/files/compendiummilitaryhistory.ashx?la=en" office:target-frame-name="_blank" xlink:show="new" text:style-name="ListLabel_20_10" text:visited-style-name="ListLabel_20_10"><text:span text:style-name="Internet_20_link"><text:span text:style-name="T13">Military history of increasing survival: The U.S. military experience with tourniquets and hemostatic dressings in the Afghanistan and Iraq conflicts </text:span></text:span></text:a></text:p>
        </text:list-item>
      </text:list>
      <text:list xml:id="list2061168280" text:style-name="WWNum4">
        <text:list-item>
          <text:p text:style-name="P15"><text:span text:style-name="T28">The resurgence of tourniquet use in the U.S. military that originated from the Tactical Combat Casualty Care program is discussed as are the specific events that contributed to the </text:span><text:span text:style-name="T5">expanded use of tourniquets in the military</text:span><text:span text:style-name="T28">. Statistics regarding the decrease in preventable battlefield deaths in the from extremity hemorrhage are presented. The use of hemostatic dressings in the military is reviewed.</text:span></text:p>
        </text:list-item>
      </text:list>
      <text:p text:style-name="P8"/>
      <text:p text:style-name="P8"/>
      <text:p text:style-name="P8"/>
      <text:list xml:id="list225910598257568" text:continue-list="list225910868839373" text:style-name="WWNum2">
        <text:list-item>
          <text:p text:style-name="P14"><text:soft-page-break/><text:a xlink:type="simple" xlink:href="https://www.bleedingcontrol.org/-/media/bleedingcontrol/files/compendiumhemorrhagecontrol.ashx?la=en" office:target-frame-name="Hemorrhage control devices: Tourniquets and hemostatic dressings" xlink:show="replace" text:style-name="ListLabel_20_10" text:visited-style-name="ListLabel_20_10"><text:span text:style-name="Internet_20_link"><text:span text:style-name="T13">Hemorrhage control devices: Tourniquets and hemostatic dressings</text:span></text:span></text:a></text:p>
        </text:list-item>
      </text:list>
      <text:list xml:id="list225909504159841" text:continue-list="list2061168280" text:style-name="WWNum4">
        <text:list-item>
          <text:p text:style-name="P18"><text:span text:style-name="T4">This article draws from the military’s experience with tourniquet use to describe what type of trauma victims are appropriate for tourniquet use in a civilian setting</text:span><text:span text:style-name="T27">. Teaching points about tourniquets are presented as are common mistakes regarding their use. The role of the Committee on Tactical Combat Casualty Care in recommending tourniquets and hemostatic dressings is reviewed.</text:span></text:p>
        </text:list-item>
      </text:list>
      <text:list xml:id="list225911494784633" text:continue-list="list225910598257568" text:style-name="WWNum2">
        <text:list-item>
          <text:p text:style-name="P14"><text:a xlink:type="simple" xlink:href="https://www.journalacs.org/article/S1072-7515(18)30101-7/abstract" text:style-name="ListLabel_20_10" text:visited-style-name="ListLabel_20_10"><text:span text:style-name="Internet_20_link"><text:span text:style-name="T13">https://www.journalacs.org/article/S1072-7515(18)30101-7/abstract</text:span></text:span></text:a></text:p>
        </text:list-item>
      </text:list>
      <text:list xml:id="list225911335613489" text:continue-list="list225909504159841" text:style-name="WWNum4">
        <text:list-item>
          <text:p text:style-name="P15"><text:a xlink:type="simple" xlink:href="http://www.journalacs.org/article/S1072-7515(18)30101-7/abstract" office:target-frame-name="_blank" xlink:show="new" text:style-name="ListLabel_20_11" text:visited-style-name="ListLabel_20_11"><text:span text:style-name="T6">Civilian Prehospital Tourniquet Use Is Associated with Improved Survival in Patients with Peripheral Vascular Injury</text:span></text:a><text:span text:style-name="T13"> —published as an article in press by the Journal of the American College of Surgeons.</text:span></text:p>
        </text:list-item>
        <text:list-item>
          <text:p text:style-name="P18"><text:span text:style-name="T9">Tourniquet use has been proven to reduce mortality on the battlefield. Although empirically transitioned to the civilian environment, data substantiating survival benefit attributable to civilian tourniquet use is lacking. We hypothesized that civilian prehospital tourniquet use is associated with reduced mortality in patients with peripheral vascular injuries.</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end" style:justify-single-word="false" fo:orphans="2" fo:widows="2" style:writing-mode="rl-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199cm" fo:margin-bottom="0.25cm" loext:contextual-spacing="false" fo:line-height="115%" fo:text-align="start" style:justify-single-word="false" style:writing-mode="lr-tb"/>
      <style:text-properties fo:font-size="14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325cm" style:type="center"/>
          <style:tab-stop style:position="14.65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801cm" fo:margin-bottom="0.21cm" loext:contextual-spacing="false" fo:text-align="start" style:justify-single-word="false" fo:padding="0.049cm" fo:border-left="none" fo:border-right="none" fo:border-top="none" fo:border-bottom="0.51pt solid #999999" style:writing-mode="lr-tb"/>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954f72" style:text-underline-style="solid" style:text-underline-width="auto" style:text-underline-color="font-color"/>
    </style:style>
    <style:style style:name="رأس_20_الصفحة_20_Char" style:display-name="رأس الصفحة Char" style:family="text" style:parent-style-name="Default_20_Paragraph_20_Font"/>
    <style:style style:name="تذييل_20_الصفحة_20_Char" style:display-name="تذييل الصفحة Char"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fo:font-size="14pt" fo:font-weight="bold" style:font-size-asian="14pt" style:font-weight-asian="bold" style:font-size-complex="14pt" style:font-weight-complex="bold"/>
    </style:style>
    <style:style style:name="ListLabel_20_11" style:display-name="ListLabel 11" style:family="text">
      <style:text-properties fo:color="#ff0000" fo:font-size="14pt" style:font-size-asian="14pt" style:font-size-complex="1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1.27cm" fo:margin-left="3.175cm" fo:margin-right="3.175cm" style:writing-mode="rl-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text:page-number text:select-page="current">5</text:page-number></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PC</meta:initial-creator>
    <dc:creator>Tarek Loubani</dc:creator>
    <meta:editing-cycles>33</meta:editing-cycles>
    <meta:creation-date>2019-10-10T22:52:00</meta:creation-date>
    <dc:date>2019-10-22T22:59:09.336303347</dc:date>
    <meta:editing-duration>PT13H49S</meta:editing-duration>
    <meta:generator>LibreOffice/6.3.2.2$Linux_X86_64 LibreOffice_project/30$Build-2</meta:generator>
    <meta:document-statistic meta:table-count="0" meta:image-count="0" meta:object-count="0" meta:page-count="5" meta:paragraph-count="37" meta:word-count="1259" meta:character-count="8367" meta:non-whitespace-character-count="715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